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26.95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fo:border="0.06pt solid #000000"/>
    </style:style>
    <style:style style:name="ce2" style:family="table-cell" style:parent-style-name="Default">
      <style:table-cell-properties fo:background-color="#e0efd4" fo:border="0.06pt solid #000000"/>
    </style:style>
    <style:style style:name="ce3" style:family="table-cell" style:parent-style-name="Default">
      <style:table-cell-properties fo:background-color="#bce4e5" fo:border="0.06pt solid #000000"/>
    </style:style>
    <style:style style:name="ce4" style:family="table-cell" style:parent-style-name="Default">
      <style:table-cell-properties fo:background-color="#e0efd4"/>
    </style:style>
    <style:style style:name="ce5" style:family="table-cell" style:parent-style-name="Default" style:data-style-name="N112">
      <style:table-cell-properties fo:background-color="#e0efd4" fo:border="0.06pt solid #000000"/>
    </style:style>
    <style:style style:name="ce6" style:family="table-cell" style:parent-style-name="Default" style:data-style-name="N111">
      <style:table-cell-properties fo:background-color="#bce4e5" fo:border="0.06pt solid #000000"/>
    </style:style>
    <style:style style:name="ce7" style:family="table-cell" style:parent-style-name="Default">
      <style:table-cell-properties fo:background-color="#610506"/>
    </style:style>
    <style:style style:name="ce8" style:family="table-cell" style:parent-style-name="Default">
      <style:table-cell-properties fo:background-color="#ce181e" fo:border="0.06pt solid #000000"/>
    </style:style>
    <style:style style:name="ce9" style:family="table-cell" style:parent-style-name="Default">
      <style:table-cell-properties fo:background-color="#f37b70" fo:border="0.06pt solid #000000"/>
    </style:style>
    <style:style style:name="ce10" style:family="table-cell" style:parent-style-name="Default">
      <style:table-cell-properties fo:background-color="#003d73"/>
    </style:style>
    <style:style style:name="ce11" style:family="table-cell" style:parent-style-name="Default">
      <style:table-cell-properties fo:background-color="#7da7d8" fo:border="0.06pt solid #000000"/>
      <style:text-properties fo:color="#000000"/>
    </style:style>
    <style:style style:name="ce12" style:family="table-cell" style:parent-style-name="Default" style:data-style-name="N112">
      <style:table-cell-properties fo:background-color="#f37b70" fo:border="0.06pt solid #000000"/>
    </style:style>
    <style:style style:name="ce13" style:family="table-cell" style:parent-style-name="Default" style:data-style-name="N112">
      <style:table-cell-properties fo:background-color="#7da7d8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0.69mm" svg:height="71.97mm" svg:x="222.98mm" svg:y="8.5mm">
            <draw:object draw:notify-on-update-of-ranges="Sheet1.H3:Sheet1.H8 Sheet1.I3:Sheet1.I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0.69mm" svg:height="90.52mm" svg:x="225.47mm" svg:y="92.44mm">
            <draw:object draw:notify-on-update-of-ranges="Sheet1.H14:Sheet1.H19 Sheet1.I14:Sheet1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7"/>
          <table:table-cell table:style-name="ce7" office:value-type="string" calcext:value-type="string">
            <text:p>Without 2<text:span text:style-name="T1">nd</text:span> beam splitter</text:p>
          </table:table-cell>
          <table:table-cell table:style-name="ce7"/>
        </table:table-row>
        <table:table-row table:style-name="ro2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hi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occurance</text:p>
          </table:table-cell>
          <table:table-cell table:style-name="ce1" office:value-type="string" calcext:value-type="string">
            <text:p>probability</text:p>
          </table:table-cell>
          <table:table-cell table:number-columns-repeated="2"/>
          <table:table-cell table:style-name="ce8" office:value-type="string" calcext:value-type="string">
            <text:p>phi</text:p>
          </table:table-cell>
          <table:table-cell table:style-name="ce8" office:value-type="string" calcext:value-type="string">
            <text:p>P(00)/P(q1=0)</text:p>
          </table:table-cell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“00”</text:p>
          </table:table-cell>
          <table:table-cell table:style-name="ce2" office:value-type="float" office:value="2452" calcext:value-type="float">
            <text:p>2452</text:p>
          </table:table-cell>
          <table:table-cell table:style-name="ce5" table:formula="of:=[.D3]/SUM([.D3:.D6])" office:value-type="float" office:value="0.29931640625" calcext:value-type="float">
            <text:p>0.2993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12" table:formula="of:=[.E3]/([.E3]+[.E5])" office:value-type="float" office:value="0.554374858693195" calcext:value-type="float">
            <text:p>0.5544</text:p>
          </table:table-cell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“01”</text:p>
          </table:table-cell>
          <table:table-cell table:style-name="ce2" office:value-type="float" office:value="3474" calcext:value-type="float">
            <text:p>3474</text:p>
          </table:table-cell>
          <table:table-cell table:style-name="ce5" table:formula="of:=[.D4]/SUM([.D3:.D6])" office:value-type="float" office:value="0.424072265625" calcext:value-type="float">
            <text:p>0.4241</text:p>
          </table:table-cell>
          <table:table-cell table:number-columns-repeated="2"/>
          <table:table-cell table:style-name="ce9" office:value-type="float" office:value="0.25" calcext:value-type="float">
            <text:p>0.25</text:p>
          </table:table-cell>
          <table:table-cell table:style-name="ce12" table:formula="of:=[.E7]/([.E7]+[.E9])" office:value-type="float" office:value="0.542555580507523" calcext:value-type="float">
            <text:p>0.5426</text:p>
          </table:table-cell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“10”</text:p>
          </table:table-cell>
          <table:table-cell table:style-name="ce4" office:value-type="float" office:value="1971" calcext:value-type="float">
            <text:p>1971</text:p>
          </table:table-cell>
          <table:table-cell table:style-name="ce5" table:formula="of:=[.D5]/SUM([.D3:.D6])" office:value-type="float" office:value="0.2406005859375" calcext:value-type="float">
            <text:p>0.2406</text:p>
          </table:table-cell>
          <table:table-cell table:number-columns-repeated="2"/>
          <table:table-cell table:style-name="ce9" office:value-type="float" office:value="0.5" calcext:value-type="float">
            <text:p>0.5</text:p>
          </table:table-cell>
          <table:table-cell table:style-name="ce12" table:formula="of:=[.E11]/([.E11]+[.E13])" office:value-type="float" office:value="0.516633177048448" calcext:value-type="float">
            <text:p>0.5166</text:p>
          </table:table-cell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“11”</text:p>
          </table:table-cell>
          <table:table-cell table:style-name="ce2" office:value-type="float" office:value="295" calcext:value-type="float">
            <text:p>295</text:p>
          </table:table-cell>
          <table:table-cell table:style-name="ce5" table:formula="of:=[.D6]/SUM([.D3:.D6])" office:value-type="float" office:value="0.0360107421875" calcext:value-type="float">
            <text:p>0.0360</text:p>
          </table:table-cell>
          <table:table-cell table:formula="of:=SUM([.E3:.E6])" office:value-type="float" office:value="1" calcext:value-type="float">
            <text:p>1</text:p>
          </table:table-cell>
          <table:table-cell/>
          <table:table-cell table:style-name="ce9" office:value-type="float" office:value="0.75" calcext:value-type="float">
            <text:p>0.75</text:p>
          </table:table-cell>
          <table:table-cell table:style-name="ce12" table:formula="of:=[.E15]/([.E15]+[.E17])" office:value-type="float" office:value="0.507371286005897" calcext:value-type="float">
            <text:p>0.5074</text:p>
          </table:table-cell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“00”</text:p>
          </table:table-cell>
          <table:table-cell table:style-name="ce2" office:value-type="float" office:value="2416" calcext:value-type="float">
            <text:p>2416</text:p>
          </table:table-cell>
          <table:table-cell table:style-name="ce5" table:formula="of:=[.D7]/SUM([.D7:.D10])" office:value-type="float" office:value="0.294921875" calcext:value-type="float">
            <text:p>0.2949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12" table:formula="of:=[.E19]/([.E19]+[.E21])" office:value-type="float" office:value="0.514450867052023" calcext:value-type="float">
            <text:p>0.5145</text:p>
          </table:table-cell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“01”</text:p>
          </table:table-cell>
          <table:table-cell table:style-name="ce4" office:value-type="float" office:value="2872" calcext:value-type="float">
            <text:p>2872</text:p>
          </table:table-cell>
          <table:table-cell table:style-name="ce5" table:formula="of:=[.D8]/SUM([.D7:.D10])" office:value-type="float" office:value="0.3505859375" calcext:value-type="float">
            <text:p>0.3506</text:p>
          </table:table-cell>
          <table:table-cell table:number-columns-repeated="2"/>
          <table:table-cell table:style-name="ce9" office:value-type="float" office:value="1.55" calcext:value-type="float">
            <text:p>1.55</text:p>
          </table:table-cell>
          <table:table-cell table:style-name="ce12" table:formula="of:=[.E23]/([.E23]+[.E25])" office:value-type="float" office:value="0.559164733178654" calcext:value-type="float">
            <text:p>0.5592</text:p>
          </table:table-cell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“10”</text:p>
          </table:table-cell>
          <table:table-cell table:style-name="ce2" office:value-type="float" office:value="2037" calcext:value-type="float">
            <text:p>2037</text:p>
          </table:table-cell>
          <table:table-cell table:style-name="ce5" table:formula="of:=[.D9]/SUM([.D7:.D10])" office:value-type="float" office:value="0.2486572265625" calcext:value-type="float">
            <text:p>0.2487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string" calcext:value-type="string">
            <text:p>“11”</text:p>
          </table:table-cell>
          <table:table-cell table:style-name="ce2" office:value-type="float" office:value="867" calcext:value-type="float">
            <text:p>867</text:p>
          </table:table-cell>
          <table:table-cell table:style-name="ce5" table:formula="of:=[.D10]/SUM([.D7:.D10])" office:value-type="float" office:value="0.1058349609375" calcext:value-type="float">
            <text:p>0.1058</text:p>
          </table:table-cell>
          <table:table-cell table:formula="of:=SUM([.E7:.E10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“00”</text:p>
          </table:table-cell>
          <table:table-cell table:style-name="ce2" office:value-type="float" office:value="2314" calcext:value-type="float">
            <text:p>2314</text:p>
          </table:table-cell>
          <table:table-cell table:style-name="ce5" table:formula="of:=[.D11]/SUM([.D11:.D14])" office:value-type="float" office:value="0.282470703125" calcext:value-type="float">
            <text:p>0.282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bmqx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“01”</text:p>
          </table:table-cell>
          <table:table-cell table:style-name="ce4" office:value-type="float" office:value="1828" calcext:value-type="float">
            <text:p>1828</text:p>
          </table:table-cell>
          <table:table-cell table:style-name="ce5" table:formula="of:=[.D12]/SUM([.D11:.D14])" office:value-type="float" office:value="0.22314453125" calcext:value-type="float">
            <text:p>0.2231</text:p>
          </table:table-cell>
          <table:table-cell table:number-columns-repeated="2"/>
          <table:table-cell table:style-name="ce10" office:value-type="string" calcext:value-type="string">
            <text:p>With 2<text:span text:style-name="T1">nd</text:span> beam splitter</text:p>
          </table:table-cell>
          <table:table-cell table:style-name="ce10"/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“10”</text:p>
          </table:table-cell>
          <table:table-cell table:style-name="ce2" office:value-type="float" office:value="2165" calcext:value-type="float">
            <text:p>2165</text:p>
          </table:table-cell>
          <table:table-cell table:style-name="ce5" table:formula="of:=[.D13]/SUM([.D11:.D14])" office:value-type="float" office:value="0.2642822265625" calcext:value-type="float">
            <text:p>0.2643</text:p>
          </table:table-cell>
          <table:table-cell table:number-columns-repeated="2"/>
          <table:table-cell table:style-name="ce1" office:value-type="string" calcext:value-type="string">
            <text:p>phi</text:p>
          </table:table-cell>
          <table:table-cell table:style-name="ce1" office:value-type="string" calcext:value-type="string">
            <text:p>P(01)</text:p>
          </table:table-cell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“11”</text:p>
          </table:table-cell>
          <table:table-cell table:style-name="ce2" office:value-type="float" office:value="1885" calcext:value-type="float">
            <text:p>1885</text:p>
          </table:table-cell>
          <table:table-cell table:style-name="ce5" table:formula="of:=[.D14]/SUM([.D11:.D14])" office:value-type="float" office:value="0.2301025390625" calcext:value-type="float">
            <text:p>0.2301</text:p>
          </table:table-cell>
          <table:table-cell table:formula="of:=SUM([.E11:.E14])" office:value-type="float" office:value="1" calcext:value-type="float">
            <text:p>1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style-name="ce13" table:formula="of:=[.E4]/([.E4]+[.E6])" office:value-type="float" office:value="0.921729901830724" calcext:value-type="float">
            <text:p>0.9217</text:p>
          </table:table-cell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string" calcext:value-type="string">
            <text:p>“00”</text:p>
          </table:table-cell>
          <table:table-cell table:style-name="ce2" office:value-type="float" office:value="2237" calcext:value-type="float">
            <text:p>2237</text:p>
          </table:table-cell>
          <table:table-cell table:style-name="ce5" table:formula="of:=[.D15]/SUM([.D15:.D18])" office:value-type="float" office:value="0.2730712890625" calcext:value-type="float">
            <text:p>0.2731</text:p>
          </table:table-cell>
          <table:table-cell table:number-columns-repeated="2"/>
          <table:table-cell table:style-name="ce11" office:value-type="float" office:value="0.25" calcext:value-type="float">
            <text:p>0.25</text:p>
          </table:table-cell>
          <table:table-cell table:style-name="ce13" table:formula="of:=[.E8]/([.E8]+[.E10])" office:value-type="float" office:value="0.768119818133191" calcext:value-type="float">
            <text:p>0.7681</text:p>
          </table:table-cell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string" calcext:value-type="string">
            <text:p>“01”</text:p>
          </table:table-cell>
          <table:table-cell table:style-name="ce2" office:value-type="float" office:value="808" calcext:value-type="float">
            <text:p>808</text:p>
          </table:table-cell>
          <table:table-cell table:style-name="ce5" table:formula="of:=[.D16]/SUM([.D15:.D18])" office:value-type="float" office:value="0.0986328125" calcext:value-type="float">
            <text:p>0.0986</text:p>
          </table:table-cell>
          <table:table-cell table:number-columns-repeated="2"/>
          <table:table-cell table:style-name="ce11" office:value-type="float" office:value="0.5" calcext:value-type="float">
            <text:p>0.5</text:p>
          </table:table-cell>
          <table:table-cell table:style-name="ce13" table:formula="of:=[.E12]/([.E12]+[.E14])" office:value-type="float" office:value="0.492324266092109" calcext:value-type="float">
            <text:p>0.4923</text:p>
          </table:table-cell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string" calcext:value-type="string">
            <text:p>“10”</text:p>
          </table:table-cell>
          <table:table-cell table:style-name="ce2" office:value-type="float" office:value="2172" calcext:value-type="float">
            <text:p>2172</text:p>
          </table:table-cell>
          <table:table-cell table:style-name="ce5" table:formula="of:=[.D17]/SUM([.D15:.D18])" office:value-type="float" office:value="0.26513671875" calcext:value-type="float">
            <text:p>0.2651</text:p>
          </table:table-cell>
          <table:table-cell table:number-columns-repeated="2"/>
          <table:table-cell table:style-name="ce11" office:value-type="float" office:value="0.75" calcext:value-type="float">
            <text:p>0.75</text:p>
          </table:table-cell>
          <table:table-cell table:style-name="ce13" table:formula="of:=[.E16]/([.E16]+[.E18])" office:value-type="float" office:value="0.213587100185038" calcext:value-type="float">
            <text:p>0.2136</text:p>
          </table:table-cell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string" calcext:value-type="string">
            <text:p>“11”</text:p>
          </table:table-cell>
          <table:table-cell table:style-name="ce2" office:value-type="float" office:value="2975" calcext:value-type="float">
            <text:p>2975</text:p>
          </table:table-cell>
          <table:table-cell table:style-name="ce5" table:formula="of:=[.D18]/SUM([.D15:.D18])" office:value-type="float" office:value="0.3631591796875" calcext:value-type="float">
            <text:p>0.3632</text:p>
          </table:table-cell>
          <table:table-cell table:formula="of:=SUM([.E15:.E18])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3" table:formula="of:=[.E20]/([.E20]+[.E22])" office:value-type="float" office:value="0.148952676493406" calcext:value-type="float">
            <text:p>0.1490</text:p>
          </table:table-cell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“00”</text:p>
          </table:table-cell>
          <table:table-cell table:style-name="ce2" office:value-type="float" office:value="2225" calcext:value-type="float">
            <text:p>2225</text:p>
          </table:table-cell>
          <table:table-cell table:style-name="ce5" table:formula="of:=[.D19]/SUM([.D19:.D22])" office:value-type="float" office:value="0.2716064453125" calcext:value-type="float">
            <text:p>0.2716</text:p>
          </table:table-cell>
          <table:table-cell table:number-columns-repeated="2"/>
          <table:table-cell table:style-name="ce11" office:value-type="float" office:value="1.5" calcext:value-type="float">
            <text:p>1.5</text:p>
          </table:table-cell>
          <table:table-cell table:style-name="ce13" table:formula="of:=[.E24]/([.E24]+[.E26])" office:value-type="float" office:value="0.563884595569294" calcext:value-type="float">
            <text:p>0.5639</text:p>
          </table:table-cell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“01”</text:p>
          </table:table-cell>
          <table:table-cell table:style-name="ce2" office:value-type="float" office:value="576" calcext:value-type="float">
            <text:p>576</text:p>
          </table:table-cell>
          <table:table-cell table:style-name="ce5" table:formula="of:=[.D20]/SUM([.D19:.D22])" office:value-type="float" office:value="0.0703125" calcext:value-type="float">
            <text:p>0.070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“10”</text:p>
          </table:table-cell>
          <table:table-cell table:style-name="ce2" office:value-type="float" office:value="2100" calcext:value-type="float">
            <text:p>2100</text:p>
          </table:table-cell>
          <table:table-cell table:style-name="ce5" table:formula="of:=[.D21]/SUM([.D19:.D22])" office:value-type="float" office:value="0.25634765625" calcext:value-type="float">
            <text:p>0.256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“11”</text:p>
          </table:table-cell>
          <table:table-cell table:style-name="ce2" office:value-type="float" office:value="3291" calcext:value-type="float">
            <text:p>3291</text:p>
          </table:table-cell>
          <table:table-cell table:style-name="ce5" table:formula="of:=[.D22]/SUM([.D19:.D22])" office:value-type="float" office:value="0.4017333984375" calcext:value-type="float">
            <text:p>0.4017</text:p>
          </table:table-cell>
          <table:table-cell table:formula="of:=SUM([.E19:.E22]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“00”</text:p>
          </table:table-cell>
          <table:table-cell table:style-name="ce2" office:value-type="float" office:value="2410" calcext:value-type="float">
            <text:p>2410</text:p>
          </table:table-cell>
          <table:table-cell table:style-name="ce5" table:formula="of:=[.D23]/SUM([.D23:.D26])" office:value-type="float" office:value="0.294189453125" calcext:value-type="float">
            <text:p>0.294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“01”</text:p>
          </table:table-cell>
          <table:table-cell table:style-name="ce2" office:value-type="float" office:value="2189" calcext:value-type="float">
            <text:p>2189</text:p>
          </table:table-cell>
          <table:table-cell table:style-name="ce5" table:formula="of:=[.D24]/SUM([.D23:.D26])" office:value-type="float" office:value="0.2672119140625" calcext:value-type="float">
            <text:p>0.267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“10”</text:p>
          </table:table-cell>
          <table:table-cell table:style-name="ce2" office:value-type="float" office:value="1900" calcext:value-type="float">
            <text:p>1900</text:p>
          </table:table-cell>
          <table:table-cell table:style-name="ce5" table:formula="of:=[.D25]/SUM([.D23:.D26])" office:value-type="float" office:value="0.23193359375" calcext:value-type="float">
            <text:p>0.231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bmqx4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“11”</text:p>
          </table:table-cell>
          <table:table-cell table:style-name="ce2" office:value-type="float" office:value="1693" calcext:value-type="float">
            <text:p>1693</text:p>
          </table:table-cell>
          <table:table-cell table:style-name="ce5" table:formula="of:=[.D26]/SUM([.D23:.D26])" office:value-type="float" office:value="0.2066650390625" calcext:value-type="float">
            <text:p>0.2067</text:p>
          </table:table-cell>
          <table:table-cell table:formula="of:=SUM([.E23:.E26])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24">
          <table:table-cell table:number-columns-repeated="9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“00”</text:p>
          </table:table-cell>
          <table:table-cell table:style-name="ce3" office:value-type="float" office:value="3264" calcext:value-type="float">
            <text:p>3264</text:p>
          </table:table-cell>
          <table:table-cell table:style-name="ce6" table:formula="of:=[.D51]/SUM([.D51:.D54])" office:value-type="float" office:value="0.417711799334528" calcext:value-type="float">
            <text:p>0.4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“01”</text:p>
          </table:table-cell>
          <table:table-cell table:style-name="ce3"/>
          <table:table-cell table:style-name="ce6" table:formula="of:=[.D52]/SUM([.D51:.D54])"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“10”</text:p>
          </table:table-cell>
          <table:table-cell table:style-name="ce3" office:value-type="float" office:value="2553" calcext:value-type="float">
            <text:p>2553</text:p>
          </table:table-cell>
          <table:table-cell table:style-name="ce6" table:formula="of:=[.D53]/SUM([.D51:.D54])" office:value-type="float" office:value="0.326721269516253" calcext:value-type="float">
            <text:p>0.3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“11”</text:p>
          </table:table-cell>
          <table:table-cell table:style-name="ce3" office:value-type="float" office:value="1997" calcext:value-type="float">
            <text:p>1997</text:p>
          </table:table-cell>
          <table:table-cell table:style-name="ce6" table:formula="of:=[.D54]/SUM([.D51:.D54])" office:value-type="float" office:value="0.255566931149219" calcext:value-type="float">
            <text:p>0.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string" calcext:value-type="string">
            <text:p>“00”</text:p>
          </table:table-cell>
          <table:table-cell table:style-name="ce3"/>
          <table:table-cell table:style-name="ce6" table:formula="of:=[.D55]/SUM([.D55:.D5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string" calcext:value-type="string">
            <text:p>“01”</text:p>
          </table:table-cell>
          <table:table-cell table:style-name="ce3"/>
          <table:table-cell table:style-name="ce6" table:formula="of:=[.D56]/SUM([.D55:.D5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string" calcext:value-type="string">
            <text:p>“10”</text:p>
          </table:table-cell>
          <table:table-cell table:style-name="ce3"/>
          <table:table-cell table:style-name="ce6" table:formula="of:=[.D57]/SUM([.D55:.D5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string" calcext:value-type="string">
            <text:p>“11”</text:p>
          </table:table-cell>
          <table:table-cell table:style-name="ce3"/>
          <table:table-cell table:style-name="ce6" table:formula="of:=[.D58]/SUM([.D55:.D58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“00”</text:p>
          </table:table-cell>
          <table:table-cell table:style-name="ce3"/>
          <table:table-cell table:style-name="ce6" table:formula="of:=[.D59]/SUM([.D59:.D62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“01”</text:p>
          </table:table-cell>
          <table:table-cell table:style-name="ce3"/>
          <table:table-cell table:style-name="ce6" table:formula="of:=[.D60]/SUM([.D59:.D62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“10”</text:p>
          </table:table-cell>
          <table:table-cell table:style-name="ce3"/>
          <table:table-cell table:style-name="ce6" table:formula="of:=[.D61]/SUM([.D59:.D62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“11”</text:p>
          </table:table-cell>
          <table:table-cell table:style-name="ce3"/>
          <table:table-cell table:style-name="ce6" table:formula="of:=[.D62]/SUM([.D59:.D62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string" calcext:value-type="string">
            <text:p>“00”</text:p>
          </table:table-cell>
          <table:table-cell table:style-name="ce3"/>
          <table:table-cell table:style-name="ce6" table:formula="of:=[.D63]/SUM([.D63:.D6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string" calcext:value-type="string">
            <text:p>“01”</text:p>
          </table:table-cell>
          <table:table-cell table:style-name="ce3"/>
          <table:table-cell table:style-name="ce6" table:formula="of:=[.D64]/SUM([.D63:.D6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string" calcext:value-type="string">
            <text:p>“10”</text:p>
          </table:table-cell>
          <table:table-cell table:style-name="ce3"/>
          <table:table-cell table:style-name="ce6" table:formula="of:=[.D65]/SUM([.D63:.D6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string" calcext:value-type="string">
            <text:p>“11”</text:p>
          </table:table-cell>
          <table:table-cell table:style-name="ce3"/>
          <table:table-cell table:style-name="ce6" table:formula="of:=[.D66]/SUM([.D63:.D66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“00”</text:p>
          </table:table-cell>
          <table:table-cell table:style-name="ce3"/>
          <table:table-cell table:style-name="ce6" table:formula="of:=[.D67]/SUM([.D67:.D70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“01”</text:p>
          </table:table-cell>
          <table:table-cell table:style-name="ce3"/>
          <table:table-cell table:style-name="ce6" table:formula="of:=[.D68]/SUM([.D67:.D70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“10”</text:p>
          </table:table-cell>
          <table:table-cell table:style-name="ce3"/>
          <table:table-cell table:style-name="ce6" table:formula="of:=[.D69]/SUM([.D67:.D70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bmqx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“11”</text:p>
          </table:table-cell>
          <table:table-cell table:style-name="ce3"/>
          <table:table-cell table:style-name="ce6" table:formula="of:=[.D70]/SUM([.D67:.D70])" office:value-type="string" office:string-value="" calcext:value-type="error">
            <text:p>#DIV/0!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16:49:28.925683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47:14.984621309</meta:creation-date>
    <meta:generator>LibreOffice/6.0.7.3$Linux_X86_64 LibreOffice_project/00m0$Build-3</meta:generator>
    <dc:date>2019-02-19T12:21:36.514595002</dc:date>
    <meta:editing-duration>PT18H58M20S</meta:editing-duration>
    <meta:editing-cycles>12</meta:editing-cycles>
    <meta:document-statistic meta:table-count="1" meta:cell-count="2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.6" chart:origin="0" chart:interval-major="0.2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minimum="0" chart:maximum="1" chart:origin="0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7cm" svg:height="7.198cm" xlink:href=".." xlink:type="simple" chart:class="chart:scatter" chart:style-name="ch1">
        <chart:legend chart:legend-position="end" svg:x="17.35cm" svg:y="3.3cm" style:legend-expansion="high" chart:style-name="ch2"/>
        <chart:plot-area chart:style-name="ch3" table:cell-range-address="Sheet1.H3:Sheet1.I8" svg:x="0.401cm" svg:y="0.143cm" svg:width="16.548cm" svg:height="6.912cm">
          <chartooo:coordinate-region svg:x="1.684cm" svg:y="0.342cm" svg:width="15.265cm" svg:height="6.0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I8" chart:class="chart:scatter">
            <chart:domain table:cell-range-address="Sheet1.H3:Sheet1.H8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3:Sheet1.H8</svg:desc>
                </draw:g>
              </table:table-cell>
              <table:table-cell office:value-type="float" office:value="0.554374858693195">
                <text:p>0.554374858693195</text:p>
                <draw:g>
                  <svg:desc>Sheet1.I3:Sheet1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542555580507523">
                <text:p>0.542555580507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516633177048448">
                <text:p>0.516633177048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507371286005897">
                <text:p>0.507371286005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514450867052023">
                <text:p>0.514450867052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5">
                <text:p>1.55</text:p>
              </table:table-cell>
              <table:table-cell office:value-type="float" office:value="0.559164733178654">
                <text:p>0.559164733178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.6" chart:origin="0" chart:interval-major="0.25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minimum="0" chart:maximum="1" chart:origin="0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21409a" draw:fill-color="#21409a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7cm" svg:height="9.053cm" xlink:href=".." xlink:type="simple" chart:class="chart:scatter" chart:style-name="ch1">
        <chart:legend chart:legend-position="end" svg:x="17.35cm" svg:y="4.227cm" style:legend-expansion="high" chart:style-name="ch2"/>
        <chart:plot-area chart:style-name="ch3" table:cell-range-address="Sheet1.H14:Sheet1.I19" svg:x="0.401cm" svg:y="0.181cm" svg:width="16.548cm" svg:height="8.691cm">
          <chartooo:coordinate-region svg:x="1.684cm" svg:y="0.38cm" svg:width="15.265cm" svg:height="7.8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14:Sheet1.I19" chart:class="chart:scatter">
            <chart:domain table:cell-range-address="Sheet1.H14:Sheet1.H19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4:Sheet1.H19</svg:desc>
                </draw:g>
              </table:table-cell>
              <table:table-cell office:value-type="float" office:value="0.921729901830724">
                <text:p>0.921729901830724</text:p>
                <draw:g>
                  <svg:desc>Sheet1.I14:Sheet1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768119818133191">
                <text:p>0.768119818133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492324266092109">
                <text:p>0.492324266092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213587100185038">
                <text:p>0.213587100185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148952676493406">
                <text:p>0.148952676493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563884595569294">
                <text:p>0.5638845955692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